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35in"/>
    </style:style>
    <style:style style:name="co2" style:family="table-column">
      <style:table-column-properties fo:break-before="auto" style:column-width="5.9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  <style:text-properties fo:font-weight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Default"/>
          <table:table-cell table:style-name="ce1" office:value-type="string">
            <text:p>Zoop Decisions</text:p>
          </table:table-cell>
          <table:table-cell table:number-columns-repeated="254"/>
        </table:table-row>
        <table:table-row table:style-name="ro2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Questions</text:p>
          </table:table-cell>
          <table:table-cell office:value-type="string">
            <text:p>Option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How to handle list / edit / view zones</text:p>
          </table:table-cell>
          <table:table-cell office:value-type="string">
            <text:p>One zone</text:p>
            <text:p>One zone param</text:p>
            <text:p>easy switching between edit and view pages with the same record</text:p>
            <text:p>list and add pages must set the zone param before going to edit or view pages</text:p>
            <text:p>zone param doesn't mean anything on the list page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one zone</text:p>
            <text:p>no zone params</text:p>
            <text:p>one page param on view and edit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put list in a separate zone</text:p>
            <text:p>one zone param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put list in a separate zone</text:p>
            <text:p>no zone params</text:p>
            <text:p>one page param on view and edit</text:p>
          </table:table-cell>
          <table:table-cell table:number-columns-repeated="254"/>
        </table:table-row>
        <table:table-row table:style-name="ro5">
          <table:table-cell office:value-type="string">
            <text:p>Should we have separate edit / add pages</text:p>
          </table:table-cell>
          <table:table-cell office:value-type="string">
            <text:p>separ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ombined</text:p>
          </table:table-cell>
          <table:table-cell table:number-columns-repeated="254"/>
        </table:table-row>
        <table:table-row table:style-name="ro5">
          <table:table-cell office:value-type="string">
            <text:p>How to create a new default record with db object vs making an unbound object</text:p>
          </table:table-cell>
          <table:table-cell office:value-type="string">
            <text:p>no params means create and bind to a new record</text:p>
            <text:p>pass in a 0 (or other special value) to mean create an empty unbound record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no params means create and empty unbound record</text:p>
            <text:p>pass in a 0 (or other special value) to mean create and bind to a new record</text:p>
          </table:table-cell>
          <table:table-cell table:number-columns-repeated="254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5">08/05/2007</text:date>, <text:time>19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8-05T17:50:01</meta:creation-date>
    <dc:date>2007-08-05T19:49:42</dc:date>
    <dc:language>en-US</dc:language>
    <meta:editing-cycles>3</meta:editing-cycles>
    <meta:editing-duration>PT1H59M44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